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an abstract container that exists on the host</text:p>
              </text:list-item>
              <text:list-item>
                <text:p text:style-name="P1">coordinates the mechanisms for host–device interaction</text:p>
              </text:list-item>
              <text:list-item>
                <text:p text:style-name="P1">manages the memory objects that are available to the devices</text:p>
              </text:list-item>
              <text:list-item>
                <text:p text:style-name="P1">keeps track of the programs and kernels that are created for each de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and Que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unication with a device occurs by submitting commands to a command queue.</text:p>
              </text:list-item>
              <text:list-item>
                <text:p>Once the host decides which devices to work with and a context is created, one command queue needs to be created per dev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y operation that enqueues a command into a command queue - that is, any API call that begins with clEnqueue - produces an event.</text:p>
              </text:list-item>
              <text:list-item>
                <text:p>Represents dependencies.</text:p>
              </text:list-item>
              <text:list-item>
                <text:p>Provide a mechanism for profi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mory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order for data to be transferred to a device, it must first be encapsulated as a memory object.</text:p>
              </text:list-item>
              <text:list-item>
                <text:p>Two types of memory objects: <text:span text:style-name="T1">buffers</text:span> and <text:span text:style-name="T1">images</text:span>.</text:p>
              </text:list-item>
              <text:list-item>
                <text:p><text:span text:style-name="T2">Buffers</text:span> are equivalent to arrays in C, created using malloc() , where data elements are stored contiguously in memory. </text:p>
              </text:list-item>
              <text:list-item>
                <text:p><text:span text:style-name="T2">Images</text:span> are designed as opaque objects, allowing for data padding and other optimizations that may improve performance on devices.</text:p>
              </text:list-item>
              <text:list-item>
                <text:p>Memory objects are valid only within a single context.</text:p>
              </text:list-item>
              <text:list-item>
                <text:p>Movement to and from specific devices is managed by the OpenCL runtime as necessary to satisfy data dependenc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 (memory object)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It is visible for all devices associated with the context.</text:p>
              </text:list-item>
              <text:list-item>
                <text:p text:style-name="P1">Flags specify that the data is read-only, write-only, or read-write.</text:p>
              </text:list-item>
              <text:list-item>
                <text:p text:style-name="P1">Data contained in host memory is transferred to and from an OpenCL buffer using the commands <text:span text:style-name="T2">clEnqueueWriteBuffer()</text:span> and <text:span text:style-name="T2">clEnqueueReadBuffer()</text:span>, respectively.</text:p>
              </text:list-item>
              <text:list-item>
                <text:p text:style-name="P1">The buffer is linked to a context, not a device, so it is the runtime that determines the precise time the data is m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lush and Fin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ypes of barrier operations for a </text:span><text:span text:style-name="T3">command queue.</text:span></text:p>
              </text:list-item>
              <text:list-item>
                <text:p><text:span text:style-name="T2">clFinish()</text:span> function blocks until all of the commands in a command queue have completed (<text:span text:style-name="T2">synchronization barrier</text:span>).</text:p>
              </text:list-item>
              <text:list-item>
                <text:p><text:span text:style-name="T2">clFlush()</text:span> function blocks until all of the commands in a command queue have been removed from the que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CL Program O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CL C code (written to run on an OpenCL device) is called a program.</text:p>
              </text:list-item>
              <text:list-item>
                <text:p>A collection of functions called kernels, where kernels are units of execution that can be scheduled to run on a device.</text:p>
              </text:list-item>
            </text:list>
            <text:list text:style-name="L3">
              <text:list-item>
                <text:p><text:s/>The OpenCL C source code is stored in a character string. If the source code is stored in a file on a disk, it must be read into memory and stored as a character array.</text:p>
              </text:list-item>
              <text:list-item>
                <text:p><text:s/>The source code is turned into a program object, <text:span text:style-name="T2">cl_program</text:span>, by calling <text:span text:style-name="T2">clCreateProgramWithSource()</text:span>.</text:p>
              </text:list-item>
              <text:list-item>
                <text:p><text:s/>The program object is then compiled, for one or more OpenCL devices, with <text:span text:style-name="T2">clBuildProgram()</text:span>. If there are compile errors, they will be reported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CL 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l_kernel</text:span> object that can be used to execute kernels on a device is to extract the kernel from the <text:span text:style-name="T2">cl_program</text:span>.</text:p>
              </text:list-item>
              <text:list-item>
                <text:p>After any required memory objects are transferred to the device and the kernel arguments are set, the kernel is ready to be executed. </text:p>
              </text:list-item>
              <text:list-item>
                <text:p>Requesting that a device begin executing a kernel is done with a call to <text:span text:style-name="T2">clEnqueueNDRangeKernel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170 </meta:initial-creator>
    <meta:creation-date>2018-04-11T15:50:24.698444583</meta:creation-date>
    <dc:date>2018-04-13T16:41:06.810021582</dc:date>
    <dc:creator>170 </dc:creator>
    <meta:editing-duration>PT1M8S</meta:editing-duration>
    <meta:editing-cycles>2</meta:editing-cycles>
    <meta:generator>LibreOffice/4.2.8.2$Linux_X86_64 LibreOffice_project/420m0$Build-2</meta:generator>
    <meta:document-statistic meta:object-count="53"/>
  </office:meta>
</office:document-meta>
</file>